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5d8b" officeooo:paragraph-rsid="00035d8b"/>
    </style:style>
    <style:style style:name="P2" style:family="paragraph" style:parent-style-name="Standard">
      <style:text-properties officeooo:rsid="00062476" officeooo:paragraph-rsid="00062476"/>
    </style:style>
    <style:style style:name="T1" style:family="text">
      <style:text-properties officeooo:rsid="000669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itial problem</text:p>
      <text:p text:style-name="P1"><text:tab/>The assignment is to develop a simple web page that includes certain html elements. The css file is provided so all that must be done is create two files that will contain html code. The first page must include a definition list, two ordered lists with multiple levels one with default style and one with the outline style, a link to the second html page, a link to an external website, and a paragraph. The second page will include a div that contains all content viewed by the user, two tables that are each at least 3 by 3, one uses the grid class and the other uses default styling, Two levels of headers, and a paragraph with the class of hint. These are the basic html elements that will be used in practically any website.</text:p>
      <text:p text:style-name="P1"/>
      <text:p text:style-name="P1">Summary and Purpose</text:p>
      <text:p text:style-name="P1"><text:tab/>The purpose of the assignment is to be an intro to html, getting us used to the syntax and the conventions of html. The css is provided for us so we do not have to concern ourselves with aligning things in the page and setting background colors. This allows us to focus entirely on the content as specified with html. We get experience using multiple pages of a website and linking them as well as linking content outside of the webpage. This project also gets us some practical usage of the cs3 server since the files need to be uploaded into the public_html folder under our user directory.</text:p>
      <text:p text:style-name="P1"/>
      <text:p text:style-name="P2">Solution</text:p>
      <text:p text:style-name="P2"><text:tab/>The solution is <text:span text:style-name="T1">to create two html files called first.html and second.html. These files can be edited with any text editor and I used vim in particular. The files can be edited on the cs3 server if desired or on a local machine. The web pages can be viewed using a web browser by entering the local file path to the files in the address bar if they are edited on the local machine. I edited these files locally and so the files had to be moved to the cs3 server. I used secure copy for this, copying the files using s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5:11:36.893827000</meta:creation-date>
    <dc:date>2016-08-24T15:46:19.801301000</dc:date>
    <meta:editing-duration>PT18M2S</meta:editing-duration>
    <meta:editing-cycles>2</meta:editing-cycles>
    <meta:generator>LibreOffice/5.1.4.2$MacOSX_X86_64 LibreOffice_project/a2b79effd678115174773cc8f9c66d2b5833e18c</meta:generator>
    <meta:document-statistic meta:table-count="0" meta:image-count="0" meta:object-count="0" meta:page-count="1" meta:paragraph-count="6" meta:word-count="352" meta:character-count="1886" meta:non-whitespace-character-count="1537"/>
  </office:meta>
</office:document-meta>
</file>